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1f6d" officeooo:paragraph-rsid="00111f6d"/>
    </style:style>
    <style:style style:name="P2" style:family="paragraph" style:parent-style-name="Text_20_body" style:list-style-name="L1">
      <style:text-properties officeooo:rsid="0012d57a" officeooo:paragraph-rsid="0012d57a"/>
    </style:style>
    <style:style style:name="P3" style:family="paragraph" style:parent-style-name="Text_20_body" style:list-style-name="L1">
      <style:text-properties officeooo:rsid="0012d57a" officeooo:paragraph-rsid="00139202"/>
    </style:style>
    <style:style style:name="P4" style:family="paragraph" style:parent-style-name="Text_20_body" style:list-style-name="L1">
      <style:text-properties officeooo:rsid="00168de8" officeooo:paragraph-rsid="00168de8"/>
    </style:style>
    <style:style style:name="P5" style:family="paragraph" style:parent-style-name="Text_20_body" style:list-style-name="L1">
      <style:text-properties officeooo:rsid="0014a00b" officeooo:paragraph-rsid="0014a00b"/>
    </style:style>
    <style:style style:name="P6" style:family="paragraph" style:parent-style-name="Text_20_body" style:list-style-name="L1">
      <style:text-properties officeooo:rsid="0014a00b" officeooo:paragraph-rsid="001af7d9"/>
    </style:style>
    <style:style style:name="P7" style:family="paragraph" style:parent-style-name="Text_20_body" style:list-style-name="L1">
      <style:text-properties officeooo:rsid="00193c44" officeooo:paragraph-rsid="00193c44"/>
    </style:style>
    <style:style style:name="P8" style:family="paragraph" style:parent-style-name="Text_20_body" style:list-style-name="L1">
      <style:text-properties officeooo:rsid="00193c44" officeooo:paragraph-rsid="0020e949"/>
    </style:style>
    <style:style style:name="P9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12d57a"/>
    </style:style>
    <style:style style:name="T2" style:family="text">
      <style:text-properties officeooo:rsid="00139202"/>
    </style:style>
    <style:style style:name="T3" style:family="text">
      <style:text-properties officeooo:rsid="00193c44"/>
    </style:style>
    <style:style style:name="T4" style:family="text">
      <style:text-properties officeooo:rsid="001a08d4"/>
    </style:style>
    <style:style style:name="T5" style:family="text">
      <style:text-properties officeooo:rsid="0020e9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Зміст аркушів креслень</text:h>
      <text:list xml:id="list2700684222" text:style-name="L1">
        <text:list-item>
          <text:p text:style-name="P1">Загальний вигляд.</text:p>
        </text:list-item>
        <text:list-item>
          <text:p text:style-name="P1">Розріз <text:span text:style-name="T1">А-А. Фундамент.</text:span></text:p>
        </text:list-item>
        <text:list-item>
          <text:p text:style-name="P2">Розріз А-А. Лицювання фундаменту, відмостка. <text:span text:style-name="T3">(немає)</text:span></text:p>
        </text:list-item>
        <text:list-item>
          <text:p text:style-name="P2">Підвал.</text:p>
        </text:list-item>
        <text:list-item>
          <text:p text:style-name="P2">Покрівна плита підвалу.</text:p>
        </text:list-item>
        <text:list-item>
          <text:p text:style-name="P2">Оглядова яма.</text:p>
        </text:list-item>
        <text:list-item>
          <text:p text:style-name="P2">Розріз Б-Б. Низ коробки.</text:p>
        </text:list-item>
        <text:list-item>
          <text:p text:style-name="P2">Розріз В-В. Середина коробки.</text:p>
        </text:list-item>
        <text:list-item>
          <text:p text:style-name="P3">Розріз <text:span text:style-name="T2">Г</text:span>-<text:span text:style-name="T2">Г</text:span>. <text:span text:style-name="T2">Верх коробки. (немає)</text:span></text:p>
        </text:list-item>
        <text:list-item>
          <text:p text:style-name="P4">ЗБ перекриття. <text:span text:style-name="T3">(немає)</text:span></text:p>
        </text:list-item>
        <text:list-item>
          <text:p text:style-name="P5">Вікно кімнатне звичайне.</text:p>
        </text:list-item>
        <text:list-item>
          <text:p text:style-name="P5">Вікно кімнатне світлове. <text:span text:style-name="T3">(немає)</text:span></text:p>
        </text:list-item>
        <text:list-item>
          <text:p text:style-name="P6">Двері кімнатні.</text:p>
        </text:list-item>
        <text:list-item>
          <text:p text:style-name="P7">Перемичка дверна.</text:p>
        </text:list-item>
        <text:list-item>
          <text:p text:style-name="P5">Ворота гаражні.</text:p>
        </text:list-item>
        <text:list-item>
          <text:p text:style-name="P7">Перемичка воріт <text:span text:style-name="T5">(розріз)</text:span>.</text:p>
        </text:list-item>
        <text:list-item>
          <text:p text:style-name="P8">Перемичка воріт. <text:span text:style-name="T4">(доробити)</text:span></text:p>
        </text:list-item>
        <text:list-item>
          <text:p text:style-name="P4"><text:span text:style-name="T3">Армопояс і а</text:span>нкер для балок. <text:span text:style-name="T4">(немає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1-07-24T22:11:40.024578646</dc:date>
    <dc:creator>Віталій </dc:creator>
    <meta:editing-duration>PT15H4M51S</meta:editing-duration>
    <meta:editing-cycles>15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19" meta:word-count="79" meta:character-count="499" meta:non-whitespace-character-count="457"/>
  </office:meta>
</office:document-meta>
</file>